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kulturista-web" svg:font-family="kulturista-web, sans-serif"/>
    <style:font-face style:name="monospace" svg:font-family="monospace"/>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margin-top="0in" fo:margin-bottom="0in" style:contextual-spacing="false" style:line-height-at-least="0.2083in" fo:text-indent="0in" style:auto-text-indent="false"/>
    </style:style>
    <style:style style:name="P3" style:family="paragraph" style:parent-style-name="Text_20_body">
      <style:text-properties fo:font-variant="normal" fo:text-transform="none" fo:color="#333333" style:font-name="Arial" fo:font-size="10.5pt" fo:letter-spacing="normal" fo:font-style="normal" fo:font-weight="normal" style:font-name-asian="Arial" style:font-size-asian="10.5pt" style:font-style-asian="normal" style:font-weight-asian="normal" style:font-name-complex="Arial" style:font-size-complex="10.5pt" style:font-style-complex="normal" style:font-weight-complex="normal" fo:padding="0in" fo:border="none"/>
    </style:style>
    <style:style style:name="P4" style:family="paragraph" style:parent-style-name="Text_20_body" style:list-style-name="L1">
      <style:paragraph-properties fo:margin-left="0in" fo:margin-right="0in" fo:margin-top="0in" fo:margin-bottom="0in" style:contextual-spacing="false" fo:line-height="150%" fo:text-indent="0in" style:auto-text-indent="false" fo:padding="0in" fo:border="none"/>
    </style:style>
    <style:style style:name="P5" style:family="paragraph" style:parent-style-name="Text_20_body">
      <style:paragraph-properties fo:margin-left="0in" fo:margin-right="0in" fo:margin-top="0in" fo:margin-bottom="0.1043in" style:contextual-spacing="false" style:line-height-at-least="0.2602in" fo:text-indent="0in" style:auto-text-indent="false" fo:padding="0in" fo:border="none"/>
    </style:style>
    <style:style style:name="P6" style:family="paragraph" style:parent-style-name="Text_20_body" style:list-style-name="L2">
      <style:paragraph-properties fo:margin-left="0in" fo:margin-right="0in" fo:margin-top="0in" fo:margin-bottom="0.1043in" style:contextual-spacing="false" style:line-height-at-least="0.2602in" fo:text-indent="0in" style:auto-text-indent="false" fo:padding="0in" fo:border="none"/>
    </style:style>
    <style:style style:name="P7" style:family="paragraph" style:parent-style-name="Text_20_body">
      <style:paragraph-properties fo:margin-left="0in" fo:margin-right="0in" fo:margin-top="0in" fo:margin-bottom="0.1043in" style:contextual-spacing="false" style:line-height-at-least="0.2602in" fo:text-indent="0in" style:auto-text-indent="false" fo:padding="0in" fo:border="none"/>
      <style:text-properties fo:font-variant="normal" fo:text-transform="none" fo:color="#333333" fo:letter-spacing="normal" fo:padding="0in" fo:border="none"/>
    </style:style>
    <style:style style:name="P8" style:family="paragraph" style:parent-style-name="Text_20_body">
      <style:paragraph-properties fo:margin-left="0in" fo:margin-right="0in" fo:margin-top="0in" fo:margin-bottom="0.1043in" style:contextual-spacing="false" style:line-height-at-least="0.2602in" fo:text-indent="0in" style:auto-text-indent="false" fo:padding="0in" fo:border="none"/>
      <style:text-properties fo:font-variant="normal" fo:text-transform="none" fo:color="#333333" style:font-name="sans-serif" fo:font-size="10.5pt" fo:letter-spacing="normal" fo:font-style="normal" fo:font-weight="normal" fo:padding="0in" fo:border="none"/>
    </style:style>
    <style:style style:name="P9" style:family="paragraph" style:parent-style-name="Heading_20_1">
      <style:paragraph-properties fo:margin-left="0in" fo:margin-right="0in" fo:margin-top="0in" fo:margin-bottom="0in" style:contextual-spacing="false" style:line-height-at-least="0.7811in" fo:text-indent="0in" style:auto-text-indent="false" fo:padding="0in" fo:border="none"/>
    </style:style>
    <style:style style:name="P10" style:family="paragraph" style:parent-style-name="Heading_20_3">
      <style:paragraph-properties fo:margin-left="0in" fo:margin-right="0in" fo:margin-top="0.3126in" fo:margin-bottom="0in" style:contextual-spacing="false" fo:line-height="156%" fo:text-indent="0in" style:auto-text-indent="false" fo:padding="0in" fo:border="none"/>
    </style:style>
    <style:style style:name="P11" style:family="paragraph" style:parent-style-name="Quotations">
      <style:paragraph-properties fo:margin-left="0.5917in" fo:margin-right="0.3937in" fo:margin-top="0in" fo:margin-bottom="0.1043in" style:contextual-spacing="false" style:line-height-at-least="0.2602in" fo:text-indent="0in" style:auto-text-indent="false" fo:padding="0in" fo:border="none"/>
    </style:style>
    <style:style style:name="P12" style:family="paragraph" style:parent-style-name="Preformatted_20_Text">
      <style:paragraph-properties fo:margin-left="0in" fo:margin-right="0in" fo:margin-top="0.1043in" fo:margin-bottom="0in" style:contextual-spacing="false" style:line-height-at-least="0.2602in" fo:text-indent="0in" style:auto-text-indent="false" fo:padding="0in" fo:border="none"/>
    </style:style>
    <style:style style:name="T1" style:family="text">
      <style:text-properties fo:color="#333333" style:font-name="sans-serif" fo:padding="0in" fo:border="none"/>
    </style:style>
    <style:style style:name="T2" style:family="text">
      <style:text-properties fo:color="#3b73af" style:text-line-through-style="none" style:text-line-through-type="none" style:font-name="kulturista-web" fo:font-size="37.5pt" style:text-underline-style="none" fo:font-weight="normal" style:text-blinking="false" fo:padding="0in" fo:border="none"/>
    </style:style>
    <style:style style:name="T3" style:family="text">
      <style:text-properties fo:color="#3b73af" style:text-line-through-style="none" style:text-line-through-type="none" style:text-underline-style="none" style:text-blinking="false" style:font-name-asian="kulturista-web" style:font-size-asian="37.5pt" style:font-weight-asian="normal" fo:padding="0in" fo:border="none"/>
    </style:style>
    <style:style style:name="T4" style:family="text">
      <style:text-properties fo:color="#006633" style:text-line-through-style="none" style:text-line-through-type="none" style:text-underline-style="none" style:text-blinking="false"/>
    </style:style>
    <style:style style:name="T5" style:family="text">
      <style:text-properties fo:font-variant="normal" fo:text-transform="none" fo:color="#707070" style:font-name="Arial" fo:font-size="9pt" fo:letter-spacing="normal" fo:font-style="normal" fo:font-weight="normal" fo:padding="0in" fo:border="none"/>
    </style:style>
    <style:style style:name="T6" style:family="text">
      <style:text-properties fo:font-variant="normal" fo:text-transform="none" fo:color="#707070" style:text-line-through-style="none" style:text-line-through-type="none" style:font-name="Arial" fo:font-size="9pt" fo:letter-spacing="normal" fo:font-style="normal" style:text-underline-style="none" fo:font-weight="normal" style:text-blinking="false" fo:padding="0in" fo:border="none"/>
    </style:style>
    <style:style style:name="T7" style:family="text">
      <style:text-properties fo:font-variant="normal" fo:text-transform="none" fo:color="#707070" style:text-line-through-style="none" style:text-line-through-type="none" fo:letter-spacing="normal" style:text-underline-style="none" style:text-blinking="false" style:font-name-asian="Arial" style:font-size-asian="9pt" style:font-style-asian="normal" style:font-weight-asian="normal" fo:padding="0in" fo:border="none"/>
    </style:style>
    <style:style style:name="T8" style:family="text">
      <style:text-properties fo:font-variant="normal" fo:text-transform="none" fo:color="#707070" fo:letter-spacing="normal" style:font-name-asian="Arial" style:font-size-asian="9pt" style:font-style-asian="normal" style:font-weight-asian="normal" fo:padding="0in" fo:border="none"/>
    </style:style>
    <style:style style:name="T9" style:family="text">
      <style:text-properties fo:font-variant="normal" fo:text-transform="none" fo:color="#333333" style:font-name="sans-serif" fo:font-size="10.5pt" fo:letter-spacing="normal" fo:font-style="normal" fo:font-weight="normal" fo:background-color="#fafafa" loext:char-shading-value="0" fo:padding="0in" fo:border="none"/>
    </style:style>
    <style:style style:name="T10" style:family="text">
      <style:text-properties fo:font-variant="normal" fo:text-transform="none" fo:color="#333333" style:font-name="sans-serif" fo:font-size="10.5pt" fo:letter-spacing="normal" fo:font-style="normal" fo:font-weight="normal" fo:padding="0in" fo:border="none"/>
    </style:style>
    <style:style style:name="T11" style:family="text">
      <style:text-properties fo:font-variant="normal" fo:text-transform="none" fo:color="#333333" style:font-name="sans-serif" fo:font-size="12pt" fo:letter-spacing="normal" fo:font-style="normal" fo:font-weight="normal" fo:padding="0in" fo:border="none"/>
    </style:style>
    <style:style style:name="T12" style:family="text">
      <style:text-properties fo:font-variant="normal" fo:text-transform="none" fo:color="#333333" fo:letter-spacing="normal" style:font-name-asian="sans-serif" style:font-size-asian="12pt" style:font-style-asian="normal" style:font-weight-asian="normal" fo:padding="0in" fo:border="none"/>
    </style:style>
    <style:style style:name="T13" style:family="text">
      <style:text-properties fo:font-variant="normal" fo:text-transform="none" fo:color="#333333" fo:letter-spacing="normal" style:font-name-asian="sans-serif" style:font-size-asian="10.5pt" style:font-style-asian="normal" style:font-weight-asian="normal" fo:padding="0in" fo:border="none"/>
    </style:style>
    <style:style style:name="T14" style:family="text">
      <style:text-properties fo:font-variant="normal" fo:text-transform="none" fo:color="#333333" style:font-name="monospace" fo:font-size="10.5pt" fo:letter-spacing="normal" fo:font-style="normal" fo:font-weight="normal" fo:padding="0in" fo:border="none"/>
    </style:style>
    <style:style style:name="T15" style:family="text">
      <style:text-properties fo:font-variant="normal" fo:text-transform="none" fo:color="#006633" style:text-line-through-style="none" style:text-line-through-type="none" style:font-name="sans-serif" fo:font-size="10.5pt" fo:letter-spacing="normal" fo:font-style="normal" style:text-underline-style="none" fo:font-weight="normal" style:text-blinking="false" fo:background-color="#fafafa" loext:char-shading-value="0" fo:padding="0in" fo:border="none"/>
    </style:style>
    <style:style style:name="T16" style:family="text">
      <style:text-properties fo:font-variant="normal" fo:text-transform="none" fo:color="#006633" style:text-line-through-style="none" style:text-line-through-type="none" style:font-name="sans-serif" fo:font-size="10.5pt" fo:letter-spacing="normal" fo:font-style="normal" style:text-underline-style="none" fo:font-weight="normal" style:text-blinking="false" fo:padding="0in" fo:border="none"/>
    </style:style>
    <style:style style:name="T17" style:family="text">
      <style:text-properties fo:font-variant="normal" fo:text-transform="none" fo:color="#006633" style:text-line-through-style="none" style:text-line-through-type="none" fo:letter-spacing="normal" style:text-underline-style="none" style:text-blinking="false" fo:background-color="#fafafa" loext:char-shading-value="0" style:font-name-asian="sans-serif" style:font-size-asian="10.5pt" style:font-style-asian="normal" style:font-weight-asian="normal" fo:padding="0in" fo:border="none"/>
    </style:style>
    <style:style style:name="T18" style:family="text">
      <style:text-properties fo:font-variant="normal" fo:text-transform="none" fo:color="#000000" style:font-name="sans-serif" fo:font-size="10.5pt" fo:letter-spacing="normal" fo:font-style="normal" fo:font-weight="normal" fo:padding="0in" fo:border="none"/>
    </style:style>
    <style:style style:name="T19" style:family="text">
      <style:text-properties fo:font-variant="normal" fo:text-transform="none" fo:color="#000000" fo:letter-spacing="normal" style:font-name-asian="sans-serif" style:font-size-asian="10.5pt" style:font-style-asian="normal" style:font-weight-asian="normal" fo:padding="0in" fo:border="none"/>
    </style:style>
    <style:style style:name="T20" style:family="text">
      <style:text-properties style:font-name="sans-serif" fo:font-size="10.5pt" fo:font-style="normal" fo:font-weight="normal"/>
    </style:style>
    <style:style style:name="T21" style:family="text">
      <style:text-properties style:font-name-asian="sans-serif" style:font-size-asian="10.5pt" style:font-style-asian="normal" style:font-weight-asian="normal"/>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main-header">
        <text:section text:style-name="Sect1" text:name="title-heading">
          <text:h text:style-name="P9" text:outline-level="1"><text:bookmark text:name="title-text"/><text:a xlink:type="simple" xlink:href="https://conf.umlife.net/pages/viewpage.action?pageId=9437224"><text:span text:style-name="T2">Git</text:span></text:a><text:a xlink:type="simple" xlink:href="https://conf.umlife.net/pages/viewpage.action?pageId=9437224"><text:span text:style-name="T3">最佳实践</text:span></text:a></text:h>
        </text:section>
      </text:section>
      <text:section text:style-name="Sect1" text:name="sidebar-container">
        <text:p text:style-name="P1"/>
      </text:section>
      <text:section text:style-name="Sect1" text:name="content">
        <text:p text:style-name="P2"/>
        <text:section text:style-name="Sect1" text:name="action-messages">
          <text:p text:style-name="P2"/>
        </text:section>
        <text:list xml:id="list3265728645267291718" text:style-name="L1">
          <text:list-item>
            <text:p text:style-name="P4"><draw:frame draw:style-name="fr1" draw:name="page-metadata-start" text:anchor-type="char" svg:width="0.0161in" draw:z-index="0"><draw:text-box fo:min-height="0.0161in"><text:p text:style-name="Text_20_body"/></draw:text-box></draw:frame><draw:frame draw:style-name="fr1" draw:name="Frame1" text:anchor-type="char" svg:width="0.0161in" draw:z-index="1"><draw:text-box fo:min-height="0.0161in"><text:p text:style-name="Text_20_body"><text:a xlink:type="simple" xlink:href="https://conf.umlife.net/pages/viewpage.action?pageId=9437224#page-metadata-end"><text:span text:style-name="T4">Skip to end of metadata</text:span></text:a></text:p></draw:text-box></draw:frame><text:span text:style-name="T5">Added by </text:span><text:a xlink:type="simple" xlink:href="https://conf.umlife.net/display/~ruitao"><text:span text:style-name="T6">Unknown User (ruitao)</text:span></text:a><text:span text:style-name="T5">, last edited by </text:span><text:a xlink:type="simple" xlink:href="https://conf.umlife.net/display/~qiujianxin"><text:span text:style-name="T7">邱健新</text:span></text:a><text:span text:style-name="T8"> </text:span><text:span text:style-name="T5">on 2014-06-26  (</text:span><text:bookmark text:name="view-change-link"/><text:a xlink:type="simple" xlink:href="https://conf.umlife.net/pages/diffpages.action?pageId=9437224&amp;originalId=14450888"><text:span text:style-name="T6">view change</text:span></text:a><text:span text:style-name="T5">)</text:span></text:p>
          </text:list-item>
        </text:list>
        <text:section text:style-name="Sect1" text:name="main-content">
          <text:p text:style-name="P5"><text:span text:style-name="Strong_20_Emphasis"><text:span text:style-name="T1">Q&amp;A</text:span></text:span></text:p>
          <text:list xml:id="list2744889369205151092" text:style-name="L2">
            <text:list-item>
              <text:p text:style-name="P6"><text:span text:style-name="T9">1 </text:span><text:a xlink:type="simple" xlink:href="https://conf.umlife.net/pages/viewpage.action?pageId=9437224#Git最佳实践-我们推荐用什么样的git工作流程？"><text:span text:style-name="T17">我们推荐用什么样的</text:span></text:a><text:a xlink:type="simple" xlink:href="https://conf.umlife.net/pages/viewpage.action?pageId=9437224#Git最佳实践-我们推荐用什么样的git工作流程？"><text:span text:style-name="T15">git</text:span></text:a><text:a xlink:type="simple" xlink:href="https://conf.umlife.net/pages/viewpage.action?pageId=9437224#Git最佳实践-我们推荐用什么样的git工作流程？"><text:span text:style-name="T17">工作流程？</text:span></text:a></text:p>
            </text:list-item>
            <text:list-item>
              <text:p text:style-name="P6"><text:span text:style-name="T9">2 </text:span><text:a xlink:type="simple" xlink:href="https://conf.umlife.net/pages/viewpage.action?pageId=9437224#Git最佳实践-如何将一个空文件夹提交到Git？"><text:span text:style-name="T17">如何将一个空文件夹提交到</text:span></text:a><text:a xlink:type="simple" xlink:href="https://conf.umlife.net/pages/viewpage.action?pageId=9437224#Git最佳实践-如何将一个空文件夹提交到Git？"><text:span text:style-name="T15">Git</text:span></text:a><text:a xlink:type="simple" xlink:href="https://conf.umlife.net/pages/viewpage.action?pageId=9437224#Git最佳实践-如何将一个空文件夹提交到Git？"><text:span text:style-name="T17">？</text:span></text:a></text:p>
            </text:list-item>
            <text:list-item>
              <text:p text:style-name="P6"><text:span text:style-name="T9">3 </text:span><text:a xlink:type="simple" xlink:href="https://conf.umlife.net/pages/viewpage.action?pageId=9437224#Git最佳实践-如何保护特定分支不被修改？"><text:span text:style-name="T17">如何保护特定分支不被修改？</text:span></text:a></text:p>
            </text:list-item>
            <text:list-item>
              <text:p text:style-name="P6"><text:span text:style-name="T9">4 </text:span><text:a xlink:type="simple" xlink:href="https://conf.umlife.net/pages/viewpage.action?pageId=9437224#Git最佳实践-如何回滚代码到某个commit？"><text:span text:style-name="T17">如何回滚代码到某个</text:span></text:a><text:a xlink:type="simple" xlink:href="https://conf.umlife.net/pages/viewpage.action?pageId=9437224#Git最佳实践-如何回滚代码到某个commit？"><text:span text:style-name="T15">commit</text:span></text:a><text:a xlink:type="simple" xlink:href="https://conf.umlife.net/pages/viewpage.action?pageId=9437224#Git最佳实践-如何回滚代码到某个commit？"><text:span text:style-name="T17">？</text:span></text:a></text:p>
            </text:list-item>
            <text:list-item>
              <text:p text:style-name="P6"><text:span text:style-name="T9">5 </text:span><text:a xlink:type="simple" xlink:href="https://conf.umlife.net/pages/viewpage.action?pageId=9437224#Git最佳实践-如何修改commit后的备注"><text:span text:style-name="T17">如何修改</text:span></text:a><text:a xlink:type="simple" xlink:href="https://conf.umlife.net/pages/viewpage.action?pageId=9437224#Git最佳实践-如何修改commit后的备注"><text:span text:style-name="T15">commit</text:span></text:a><text:a xlink:type="simple" xlink:href="https://conf.umlife.net/pages/viewpage.action?pageId=9437224#Git最佳实践-如何修改commit后的备注"><text:span text:style-name="T17">后的备注</text:span></text:a></text:p>
            </text:list-item>
            <text:list-item>
              <text:p text:style-name="P6"><text:span text:style-name="T9">6 </text:span><text:a xlink:type="simple" xlink:href="https://conf.umlife.net/pages/viewpage.action?pageId=9437224#Git最佳实践-不小心在master/develop上加了代码怎么办"><text:span text:style-name="T17">不小心在</text:span></text:a><text:a xlink:type="simple" xlink:href="https://conf.umlife.net/pages/viewpage.action?pageId=9437224#Git最佳实践-不小心在master/develop上加了代码怎么办"><text:span text:style-name="T15">master/develop</text:span></text:a><text:a xlink:type="simple" xlink:href="https://conf.umlife.net/pages/viewpage.action?pageId=9437224#Git最佳实践-不小心在master/develop上加了代码怎么办"><text:span text:style-name="T17">上加了代码怎么办</text:span></text:a></text:p>
            </text:list-item>
            <text:list-item>
              <text:p text:style-name="P6"><text:span text:style-name="T9">7 </text:span><text:a xlink:type="simple" xlink:href="https://conf.umlife.net/pages/viewpage.action?pageId=9437224#Git最佳实践-如何切换分支而又不用带上刚刚修改的文件（这些文件还不想提交）"><text:span text:style-name="T17">如何切换分支而又不用带上刚刚修改的文件（这些文件还不想提交）</text:span></text:a></text:p>
            </text:list-item>
            <text:list-item>
              <text:p text:style-name="P6"><text:span text:style-name="T9">8 </text:span><text:a xlink:type="simple" xlink:href="https://conf.umlife.net/pages/viewpage.action?pageId=9437224#Git最佳实践-如何使用Git-flow"><text:span text:style-name="T17">如何使用</text:span></text:a><text:a xlink:type="simple" xlink:href="https://conf.umlife.net/pages/viewpage.action?pageId=9437224#Git最佳实践-如何使用Git-flow"><text:span text:style-name="T15">Git-flow</text:span></text:a></text:p>
            </text:list-item>
            <text:list-item>
              <text:p text:style-name="P6"><text:span text:style-name="T9">9 </text:span><text:a xlink:type="simple" xlink:href="https://conf.umlife.net/pages/viewpage.action?pageId=9437224#Git最佳实践-pull/pushfrommultipleremotelocations"><text:span text:style-name="T15">pull/push from multiple remote locations </text:span></text:a></text:p>
            </text:list-item>
          </text:list>
          <text:h text:style-name="P10" text:outline-level="3"><text:bookmark text:name="Git最佳实践-我们推荐用什么样的git工作流程？"/><text:span text:style-name="Strong_20_Emphasis"><text:span text:style-name="T12">我们推荐用什么样的</text:span></text:span><text:span text:style-name="Strong_20_Emphasis"><text:span text:style-name="T11">git</text:span></text:span><text:span text:style-name="Strong_20_Emphasis"><text:span text:style-name="T12">工作流程？</text:span></text:span></text:h>
          <text:p text:style-name="P5"><text:span text:style-name="T10">A</text:span><text:span text:style-name="T13">：</text:span><text:a xlink:type="simple" xlink:href="https://github.com/nvie/gitflow"><text:span text:style-name="T16">https://github.com/nvie/gitflow</text:span></text:a><text:span text:style-name="T10"><text:line-break/>      </text:span><text:a xlink:type="simple" xlink:href="http://nvie.com/posts/a-successful-git-branching-model/"><text:span text:style-name="T16">http://nvie.com/posts/a-successful-git-branching-model/</text:span></text:a><text:span text:style-name="T10"> <text:line-break/>      </text:span><text:a xlink:type="simple" xlink:href="http://www.ruanyifeng.com/blog/2012/07/git.html"><text:span text:style-name="T16">http://www.ruanyifeng.com/blog/2012/07/git.html</text:span></text:a></text:p>
          <text:h text:style-name="P10" text:outline-level="3"><text:bookmark text:name="Git最佳实践-如何将一个空文件夹提交到Git？"/><text:span text:style-name="Strong_20_Emphasis"><text:span text:style-name="T12">如何将一个空文件夹提交到</text:span></text:span><text:span text:style-name="Strong_20_Emphasis"><text:span text:style-name="T11">Git</text:span></text:span><text:span text:style-name="Strong_20_Emphasis"><text:span text:style-name="T12">？</text:span></text:span></text:h>
          <text:p text:style-name="P7"><text:span text:style-name="T20">A</text:span><text:span text:style-name="T21">：在要提交的空文件夹里面创建一个 </text:span><text:span text:style-name="T20">.gitignore</text:span><text:span text:style-name="T21">，输入以下内容</text:span><text:span text:style-name="T20">:</text:span></text:p>
          <text:p text:style-name="P11"><text:span text:style-name="Strong_20_Emphasis"><text:span text:style-name="T10">*</text:span></text:span><text:span text:style-name="T10"><text:line-break/></text:span><text:span text:style-name="Strong_20_Emphasis"><text:span text:style-name="T10">!.gitignore</text:span></text:span></text:p>
          <text:h text:style-name="P10" text:outline-level="3"><text:bookmark text:name="Git最佳实践-如何保护特定分支不被修改？"/><text:soft-page-break/><text:span text:style-name="Strong_20_Emphasis"><text:span text:style-name="T12">如何保护特定分支不被修改？</text:span></text:span></text:h>
          <text:p text:style-name="P7"><text:span text:style-name="T20">A</text:span><text:span text:style-name="T21">：</text:span><text:span text:style-name="T20">gitlab</text:span><text:span text:style-name="T21">项目的</text:span><text:span text:style-name="T20">master </text:span><text:span text:style-name="T21">到 </text:span><text:span text:style-name="T20">protected_branches</text:span><text:span text:style-name="T21">（</text:span><text:span text:style-name="T20">Commits - Branches - Protected</text:span><text:span text:style-name="T21">）设置特定的分支为</text:span><text:span text:style-name="T20">protected.</text:span></text:p>
          <text:h text:style-name="P10" text:outline-level="3"><text:bookmark text:name="Git最佳实践-如何回滚代码到某个commit？"/><text:span text:style-name="Strong_20_Emphasis"><text:span text:style-name="T12">如何回滚代码到某个</text:span></text:span><text:span text:style-name="Strong_20_Emphasis"><text:span text:style-name="T11">commit</text:span></text:span><text:span text:style-name="Strong_20_Emphasis"><text:span text:style-name="T12">？</text:span></text:span></text:h>
          <text:p text:style-name="P7"><text:span text:style-name="T20">A</text:span><text:span text:style-name="T21">：通过 </text:span><text:span text:style-name="T20">git log </text:span><text:span text:style-name="T21">查看提交历史</text:span><text:span text:style-name="T20">, </text:span><text:span text:style-name="T21">获取特定的一次</text:span><text:span text:style-name="T20">commit</text:span><text:span text:style-name="T21">的 </text:span><text:span text:style-name="T20">commit_id, </text:span><text:span text:style-name="T21">如</text:span><text:span text:style-name="T20">: c0d041fc59bdac3705d8d59a1464ad00c4c0b56<text:line-break/>     </text:span><text:span text:style-name="T21">再用 </text:span><text:span text:style-name="T20">git reset --hard [commit_id] </text:span><text:span text:style-name="T21">回滚本地分支到该版本</text:span><text:span text:style-name="T20"><text:line-break/>     </text:span><text:span text:style-name="T21">如果需要提交回滚到</text:span><text:span text:style-name="T20">git server</text:span><text:span text:style-name="T21">，可以使用 </text:span><text:span text:style-name="T20">git push -f origin [branch_name] </text:span><text:span text:style-name="T21">处理</text:span></text:p>
          <text:h text:style-name="P10" text:outline-level="3"><text:bookmark text:name="Git最佳实践-如何修改commit后的备注"/><text:span text:style-name="Strong_20_Emphasis"><text:span text:style-name="T12">如何修改</text:span></text:span><text:span text:style-name="Strong_20_Emphasis"><text:span text:style-name="T11">commit</text:span></text:span><text:span text:style-name="Strong_20_Emphasis"><text:span text:style-name="T12">后的备注</text:span></text:span></text:h>
          <text:p text:style-name="P7"><text:span text:style-name="T20">A</text:span><text:span text:style-name="T21">：</text:span><text:span text:style-name="T20">git commit --amend</text:span></text:p>
          <text:h text:style-name="P10" text:outline-level="3"><text:bookmark text:name="Git最佳实践-不小心在master/develop上加了代码怎么办"/><text:span text:style-name="Strong_20_Emphasis"><text:span text:style-name="T12">不小心在</text:span></text:span><text:span text:style-name="Strong_20_Emphasis"><text:span text:style-name="T11">master/develop</text:span></text:span><text:span text:style-name="Strong_20_Emphasis"><text:span text:style-name="T12">上加了代码怎么办</text:span></text:span></text:h>
          <text:p text:style-name="P7"><text:span text:style-name="T20">A</text:span><text:span text:style-name="T21">：用</text:span><text:span text:style-name="T20">git status </text:span><text:span text:style-name="T21">查看修改了哪些文件，把这些拷贝到临时目录</text:span><text:span text:style-name="T20"><text:line-break/></text:span><text:span text:style-name="T21">用 </text:span><text:span text:style-name="T20">git reset --hard origin/master </text:span><text:span text:style-name="T21">回滚到远程库上的</text:span><text:span text:style-name="T20">master</text:span><text:span text:style-name="T21">或</text:span><text:span text:style-name="T20">develop </text:span><text:span text:style-name="T21">的版本</text:span><text:span text:style-name="T20"><text:line-break/></text:span><text:span text:style-name="T21">再用</text:span><text:span text:style-name="T20">master</text:span><text:span text:style-name="T21">或</text:span><text:span text:style-name="T20">develop</text:span><text:span text:style-name="T21">开一个</text:span><text:span text:style-name="T20">bugfix</text:span><text:span text:style-name="T21">或</text:span><text:span text:style-name="T20">feature</text:span><text:span text:style-name="T21">分支，加入第一步备份的改动文件，提交，发</text:span><text:span text:style-name="T20">merge request</text:span><text:span text:style-name="T21">合并到目标分支即可 </text:span></text:p>
          <text:h text:style-name="P10" text:outline-level="3"><text:bookmark text:name="Git最佳实践-如何切换分支而又不用带上刚刚修改的文件（这些文件还不想提交）"/><text:span text:style-name="Strong_20_Emphasis"><text:span text:style-name="T12">如何切换分支而又不用带上刚刚修改的文件（这些文件还不想提交）</text:span></text:span></text:h>
          <text:p text:style-name="P5"><text:span text:style-name="T10">A</text:span><text:span text:style-name="T13">：</text:span><text:span text:style-name="T19">在使用</text:span><text:span text:style-name="T18">git</text:span><text:span text:style-name="T19">的时候，我们往往使用</text:span><text:span text:style-name="T18">branch</text:span><text:span text:style-name="T19">解决任务切换问题，例如，我们往往会建一个自己的分支去修改和调试代码</text:span><text:span text:style-name="T18">, </text:span><text:span text:style-name="T19">如果别人或者自己发现原有的分支上有个不得不修改的</text:span><text:span text:style-name="T18">bug</text:span><text:span text:style-name="T19">，我们往往会把完成一半的代码 </text:span><text:span text:style-name="T18">commit</text:span><text:span text:style-name="T19">提交到本地仓库，然后切换分支去修改</text:span><text:span text:style-name="T18">bug</text:span><text:span text:style-name="T19">，改好之后再切换回来。这样的话往往</text:span><text:span text:style-name="T18">log</text:span><text:span text:style-name="T19">上会有大量不必要的记录。其实如果我们不想提交完成一半或者不完善的代码，但是却不得不去修改一个紧急</text:span><text:span text:style-name="T18">Bug</text:span><text:span text:style-name="T19">，那么使用</text:span><text:span text:style-name="T18">'git stash'</text:span><text:span text:style-name="T19">就可以将你当前未提交到本地（和服务器）的代码推入到</text:span><text:span text:style-name="T18">Git</text:span><text:span text:style-name="T19">的栈中，这时候你的工作区间和上一次提交的内容是完全一样的，所以你可以放心的修 </text:span><text:span text:style-name="T18">Bug</text:span><text:span text:style-name="T19">，等到修完</text:span><text:span text:style-name="T18">Bug</text:span><text:span text:style-name="T19">，提交到服务器上后，再使用</text:span><text:span text:style-name="T18">'git stash apply'</text:span><text:span text:style-name="T19">将以前一半的工作应用回来。也许有的人会说，那我可不可以多次将未提交的代码压入到栈中？答案是可以的。当你多次使用</text:span><text:span text:style-name="T18">'git stash'</text:span><text:span text:style-name="T19">命令后，你的栈里将充满了未提交的代码，这时候你会对将哪个版本应用回来有些困惑，</text:span><text:span text:style-name="T18">'git stash list'</text:span><text:span text:style-name="T19">命令可以将当前的</text:span><text:span text:style-name="T18">Git</text:span><text:span text:style-name="T19">栈信息打印出来，你只需要将找到对应的版本号，例如使用</text:span><text:span text:style-name="T18">'git stash apply stash@{1}'</text:span><text:span text:style-name="T19">就可以将你指定版本号为</text:span><text:span text:style-name="T18">stash@{1}</text:span><text:span text:style-name="T19">的工作取出来，当你将所有的栈都应用回来的时候，可以使用</text:span><text:span text:style-name="T18">'git stash clear'</text:span><text:span text:style-name="T19">来将栈清空。</text:span><text:span text:style-name="T13"> （</text:span><text:a xlink:type="simple" xlink:href="http://bbs.chinaunix.net/thread-3605709-1-1.html"><text:span text:style-name="T16">source</text:span></text:a><text:span text:style-name="T13">）</text:span></text:p>
          <text:h text:style-name="P10" text:outline-level="3"><text:bookmark text:name="Git最佳实践-如何使用Git-flow"/><text:soft-page-break/><text:span text:style-name="Strong_20_Emphasis"><text:span text:style-name="T12">如何使用</text:span></text:span><text:span text:style-name="Strong_20_Emphasis"><text:span text:style-name="T11">Git-flow</text:span></text:span></text:h>
          <text:p text:style-name="P5"><text:span text:style-name="T10">A: </text:span><text:a xlink:type="simple" xlink:href="http://danielkummer.github.io/git-flow-cheatsheet/index.zh_CN.html"><text:span text:style-name="T16">http://danielkummer.github.io/git-flow-cheatsheet/index.zh_CN.html</text:span></text:a><text:span text:style-name="Strong_20_Emphasis"><text:span text:style-name="T10"> </text:span></text:span></text:p>
          <text:h text:style-name="P10" text:outline-level="3"><text:bookmark text:name="Git最佳实践-pull/pushfrommultipleremotelocations"/><text:span text:style-name="Strong_20_Emphasis"><text:span text:style-name="T11">pull/push from multiple remote locations </text:span></text:span></text:h>
          <text:p text:style-name="P5"><text:a xlink:type="simple" xlink:href="http://stackoverflow.com/questions/849308/pull-push-from-multiple-remote-locations"><text:span text:style-name="T16">http://stackoverflow.com/questions/849308/pull-push-from-multiple-remote-locations</text:span></text:a><text:span text:style-name="T10"> </text:span></text:p>
          <text:p text:style-name="P5"><text:span text:style-name="T10">You can configure multiple remote repos with the </text:span><text:span text:style-name="Source_20_Text"><text:span text:style-name="T14">git remote</text:span></text:span><text:span text:style-name="T10"> command:</text:span></text:p>
          <text:p text:style-name="P12"><text:span text:style-name="Source_20_Text"><text:span text:style-name="T14">git remote add alt alt-machine:/path/to/repo</text:span></text:span></text:p>
          <text:p text:style-name="P8">In order to fetch from all the configured remotes and update tracking branches, but not merge into HEAD, do:</text:p>
          <text:p text:style-name="P12"><text:span text:style-name="Source_20_Text"><text:span text:style-name="T14">git remote update</text:span></text:span></text:p>
          <text:p text:style-name="P8">If it's not currently connected to one of the remotes, it will time out or throw an error, and go on to the next. You'll have to manually merge from the fetched repos, or cherry-pick, depending on how you want to organize collecting changes.</text:p>
          <text:p text:style-name="P8">To fetch the master branch from alt and pull it into your current head, do:</text:p>
          <text:p text:style-name="P12"><text:span text:style-name="Source_20_Text"><text:span text:style-name="T14">git pull alt master</text:span></text:span></text:p>
          <text:p text:style-name="P5"><text:span text:style-name="T10">So in fact </text:span><text:span text:style-name="Source_20_Text"><text:span text:style-name="T14">git pull</text:span></text:span><text:span text:style-name="T10"> is almost shorthand for </text:span><text:span text:style-name="Source_20_Text"><text:span text:style-name="T14">git pull origin HEAD</text:span></text:span><text:span text:style-name="T10"> (actually it looks in the config file to determine this, but you get the idea).</text:span></text:p>
          <text:p text:style-name="P5"><text:span text:style-name="T10">For pushing updates, you have to do that to each repo manually. Push was, I think, designed with the central-repository workflow in mind. (</text:span><text:a xlink:type="simple" xlink:href="http://stackoverflow.com/questions/849308/pull-push-from-multiple-remote-locations"><text:span text:style-name="T16">source</text:span></text:a><text:span text:style-name="T10">)</text:span></text:p>
        </text:section>
        <text:p text:style-name="P3"><draw:frame draw:style-name="fr1" draw:name="page-metadata-end" text:anchor-type="char" svg:width="0.0161in" draw:z-index="2"><draw:text-box fo:min-height="0.0161in"><text:p text:style-name="Text_20_body"/></draw:text-box></draw:frame><draw:frame draw:style-name="fr1" draw:name="Frame2" text:anchor-type="char" svg:width="0.0161in" draw:z-index="3"><draw:text-box fo:min-height="0.0161in"><text:p text:style-name="Text_20_body"><text:a xlink:type="simple" xlink:href="https://conf.umlife.net/pages/viewpage.action?pageId=9437224#page-metadata-start"><text:span text:style-name="T4">Go to start of metadata</text:span></text:a></text:p></draw:text-box></draw:frame></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kulturista-web" svg:font-family="kulturista-web, sans-serif"/>
    <style:font-face style:name="monospace" svg:font-family="monospace"/>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3T15:49:28.241132926</meta:creation-date>
    <dc:date>2014-12-03T15:50:13.926792389</dc:date>
    <meta:editing-duration>P0D</meta:editing-duration>
    <meta:editing-cycles>1</meta:editing-cycles>
    <meta:document-statistic meta:table-count="0" meta:image-count="0" meta:object-count="0" meta:page-count="3" meta:paragraph-count="42" meta:word-count="1112" meta:character-count="2815" meta:non-whitespace-character-count="2545"/>
    <meta:generator>LibreOffice/4.2.7.2$Linux_X86_64 LibreOffice_project/420m0$Build-2</meta:generator>
  </office:meta>
</office:document-meta>
</file>